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1138026284151BB8C6C.jpg" manifest:media-type="image/jpeg"/>
  <manifest:file-entry manifest:full-path="Pictures/100000000000012C000000A851D965679FBB4903.jpg" manifest:media-type="image/jpeg"/>
  <manifest:file-entry manifest:full-path="Pictures/100000000000012B000000A8A9F2809712D4D095.jpg" manifest:media-type="image/jpeg"/>
  <manifest:file-entry manifest:full-path="Pictures/1000000000000100000000C5AD8F249D3A5FE80E.jpg" manifest:media-type="image/jpeg"/>
  <manifest:file-entry manifest:full-path="Pictures/100000000000009B000001444EF124B16EB47977.jpg" manifest:media-type="image/jpeg"/>
  <manifest:file-entry manifest:full-path="Pictures/10000000000000B90000011166316CC6B9D68DD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0.309cm" svg:height="15.494cm" svg:x="8.786cm" svg:y="0cm">
          <draw:image xlink:href="Pictures/10000000000000B7000001138026284151BB8C6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578cm" svg:height="15.494cm" svg:x="0.241cm" svg:y="0cm" presentation:class="graphic" presentation:user-transformed="true">
          <draw:image xlink:href="Pictures/100000000000012B000000A8A9F2809712D4D09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7.039cm" svg:height="14.716cm" svg:x="9.652cm" svg:y="0.524cm" presentation:class="graphic" presentation:user-transformed="true">
          <draw:image xlink:href="Pictures/100000000000009B000001444EF124B16EB4797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9.727cm" svg:height="14.356cm" svg:x="8.561cm" svg:y="1.27cm" presentation:class="graphic" presentation:user-transformed="true">
          <draw:image xlink:href="Pictures/10000000000000B90000011166316CC6B9D68DD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8.441cm" svg:height="14.191cm" svg:x="3.911cm" svg:y="1.049cm" presentation:class="graphic" presentation:user-transformed="true">
          <draw:image xlink:href="Pictures/1000000000000100000000C5AD8F249D3A5FE80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5.405cm" svg:height="14.224cm" svg:x="1.011cm" svg:y="0.508cm" presentation:class="graphic" presentation:user-transformed="true">
          <draw:image xlink:href="Pictures/100000000000012C000000A851D965679FBB490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_64 LibreOffice_project/7cbcfc562f6eb6708b5ff7d7397325de9e764452</meta:generator>
    <dc:date>2020-10-08T12:47:30.238000000</dc:date>
    <meta:editing-duration>PT2M12S</meta:editing-duration>
    <meta:editing-cycles>1</meta:editing-cycles>
    <meta:document-statistic meta:object-count="45"/>
  </office:meta>
</office:document-meta>
</file>